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5.1819in"/>
    </style:style>
    <style:style style:name="co5" style:family="table-column">
      <style:table-column-properties fo:break-before="auto" style:column-width="4.0598in"/>
    </style:style>
    <style:style style:name="co6" style:family="table-column">
      <style:table-column-properties fo:break-before="auto" style:column-width="1.8366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ixieSupply5vto170vDCMBoostMin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C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 16v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https://www.digikey.com/short/tcz8722d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KEMET</text:p>
          </table:table-cell>
        </table:table-row>
        <table:table-row table:style-name="ro1">
          <table:table-cell office:value-type="string" calcext:value-type="string">
            <text:p>C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https://www.digikey.com/short/9v2r4b4r</text:p>
          </table:table-cell>
          <table:table-cell office:value-type="string" calcext:value-type="string">
            <text:p>C0805C102M5RACTU</text:p>
          </table:table-cell>
          <table:table-cell office:value-type="string" calcext:value-type="string">
            <text:p>KEMET</text:p>
          </table:table-cell>
        </table:table-row>
        <table:table-row table:style-name="ro1">
          <table:table-cell office:value-type="string" calcext:value-type="string">
            <text:p>C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https://www.digikey.com/product-detail/en/taiyo-yuden/EMK325BJ476MM-P/587-5436-1-ND/7067112</text:p>
          </table:table-cell>
          <table:table-cell office:value-type="string" calcext:value-type="string">
            <text:p>EMK325BJ476MM-P</text:p>
          </table:table-cell>
          <table:table-cell/>
        </table:table-row>
        <table:table-row table:style-name="ro1">
          <table:table-cell office:value-type="string" calcext:value-type="string">
            <text:p>C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0pF 250v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www.digikey.com/product-detail/en/kemet/C0603C561JAGAC7867/399-14990-1-ND/7382539</text:p>
          </table:table-cell>
          <table:table-cell office:value-type="string" calcext:value-type="string">
            <text:p>C0603C561JAGAC7867</text:p>
          </table:table-cell>
          <table:table-cell/>
        </table:table-row>
        <table:table-row table:style-name="ro1">
          <table:table-cell office:value-type="string" calcext:value-type="string">
            <text:p>C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https://www.digikey.com/short/tcz8722d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KEMET</text:p>
          </table:table-cell>
        </table:table-row>
        <table:table-row table:style-name="ro1">
          <table:table-cell office:value-type="string" calcext:value-type="string">
            <text:p>C2 C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 250v</text:p>
          </table:table-cell>
          <table:table-cell office:value-type="string" calcext:value-type="string">
            <text:p>Capacitors_SMD:C_1812_HandSoldering</text:p>
          </table:table-cell>
          <table:table-cell office:value-type="string" calcext:value-type="string">
            <text:p>https://www.digikey.com/product-detail/en/tdk-corporation/C4532X7T2E105M250KE/445-6835-1-ND/2616466</text:p>
          </table:table-cell>
          <table:table-cell office:value-type="string" calcext:value-type="string">
            <text:p>C4532X7T2E105M250KE</text:p>
          </table:table-cell>
          <table:table-cell/>
        </table:table-row>
        <table:table-row table:style-name="ro1">
          <table:table-cell office:value-type="string" calcext:value-type="string">
            <text:p>C3 C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 250v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https://www.digikey.com/short/rfdn84mq</text:p>
          </table:table-cell>
          <table:table-cell office:value-type="string" calcext:value-type="string">
            <text:p>CGA4J3X7T2E104M125AE</text:p>
          </table:table-cell>
          <table:table-cell office:value-type="string" calcext:value-type="string">
            <text:p>TDK</text:p>
          </table:table-cell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https://www.digikey.com/short/dmv5m3jj</text:p>
          </table:table-cell>
          <table:table-cell office:value-type="string" calcext:value-type="string">
            <text:p>C0805C221M5RACTU</text:p>
          </table:table-cell>
          <table:table-cell office:value-type="string" calcext:value-type="string">
            <text:p>KEMET</text:p>
          </table:table-cell>
        </table:table-row>
        <table:table-row table:style-name="ro1">
          <table:table-cell office:value-type="string" calcext:value-type="string">
            <text:p>C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 250v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https://www.digikey.com/products/en/capacitors/ceramic-capacitors/60?k=C0805C101JAGAC7800&amp;k=&amp;pkeyword=C0805C101JAGAC7800&amp;pv7=2&amp;quantity=0&amp;ColumnSort=0&amp;page=1&amp;pageSize=25</text:p>
          </table:table-cell>
          <table:table-cell office:value-type="string" calcext:value-type="string">
            <text:p>C0805C101JAGAC7800</text:p>
          </table:table-cell>
          <table:table-cell/>
        </table:table-row>
        <table:table-row table:style-name="ro1">
          <table:table-cell office:value-type="string" calcext:value-type="string">
            <text:p>C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0pF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https://www.digikey.com/product-detail/en/samsung-electro-mechanics/CL21C431JBANNNC/1276-2659-1-ND/3890745</text:p>
          </table:table-cell>
          <table:table-cell office:value-type="string" calcext:value-type="string">
            <text:p>CL21C431JBANNNC</text:p>
          </table:table-cell>
          <table:table-cell/>
        </table:table-row>
        <table:table-row table:style-name="ro1">
          <table:table-cell office:value-type="string" calcext:value-type="string">
            <text:p>C9 C1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https://www.digikey.com/product-detail/en/taiyo-yuden/EMK325ABJ107MM-P/587-5426-2-ND/7067011</text:p>
          </table:table-cell>
          <table:table-cell office:value-type="string" calcext:value-type="string">
            <text:p>EMK325ABJ107MM-P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1D</text:p>
          </table:table-cell>
          <table:table-cell office:value-type="string" calcext:value-type="string">
            <text:p>Diodes_SMD:D_SMA</text:p>
          </table:table-cell>
          <table:table-cell office:value-type="string" calcext:value-type="string">
            <text:p>https://www.digikey.com/product-detail/en/on-semiconductor/ES1D/ES1DFSCT-ND/458940</text:p>
          </table:table-cell>
          <table:table-cell office:value-type="string" calcext:value-type="string">
            <text:p>ES1D</text:p>
          </table:table-cell>
          <table:table-cell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Diodes_SMD:D_SOD-323_HandSoldering</text:p>
          </table:table-cell>
          <table:table-cell office:value-type="string" calcext:value-type="string">
            <text:p>https://www.digikey.com/product-detail/en/diodes-incorporated/BAT54WS-7-F/BAT54WS-FDICT-ND/804892</text:p>
          </table:table-cell>
          <table:table-cell office:value-type="string" calcext:value-type="string">
            <text:p>BAT54WS-7-F</text:p>
          </table:table-cell>
          <table:table-cell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1x02</text:p>
          </table:table-cell>
          <table:table-cell office:value-type="string" calcext:value-type="string">
            <text:p>TerminalBlock_Phoenix:TerminalBlock_Phoenix_MPT-2.54mm_2pol</text:p>
          </table:table-cell>
          <table:table-cell office:value-type="string" calcext:value-type="string">
            <text:p>https://www.digikey.com/product-detail/en/phoenix-contact/1725656/277-1273-ND/267462</text:p>
          </table:table-cell>
          <table:table-cell office:value-type="float" office:value="1725656" calcext:value-type="float">
            <text:p>1725656</text:p>
          </table:table-cell>
          <table:table-cell office:value-type="string" calcext:value-type="string">
            <text:p>Phoenix</text:p>
          </table:table-cell>
        </table:table-row>
        <table:table-row table:style-name="ro1">
          <table:table-cell office:value-type="string" calcext:value-type="string">
            <text:p>J3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Mounting_Holes:MountingHole_2.2mm_M2_P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 J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Mounting_Holes:MountingHole_2.2mm_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1x03</text:p>
          </table:table-cell>
          <table:table-cell office:value-type="string" calcext:value-type="string">
            <text:p>TerminalBlock_Phoenix:TerminalBlock_Phoenix_MPT-2.54mm_3pol</text:p>
          </table:table-cell>
          <table:table-cell office:value-type="string" calcext:value-type="string">
            <text:p>https://www.digikey.com/product-detail/en/phoenix-contact/1725669/277-1274-ND/267463</text:p>
          </table:table-cell>
          <table:table-cell office:value-type="float" office:value="1725669" calcext:value-type="float">
            <text:p>1725669</text:p>
          </table:table-cell>
          <table:table-cell office:value-type="string" calcext:value-type="string">
            <text:p>Phoenix</text:p>
          </table:table-cell>
        </table:table-row>
        <table:table-row table:style-name="ro1">
          <table:table-cell office:value-type="string" calcext:value-type="string">
            <text:p>L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NixieSupply5vto160vDCMBoost_socket:Choke_SMD_12x12mm_Wurth_WE-PD</text:p>
          </table:table-cell>
          <table:table-cell office:value-type="string" calcext:value-type="string">
            <text:p>https://www.digikey.com/products/en/inductors-coils-chokes/fixed-inductors/71?k=7447709330&amp;k=&amp;pkeyword=7447709330&amp;pv7=2&amp;mnonly=0&amp;ColumnSort=0&amp;page=1&amp;quantity=0&amp;ptm=0&amp;fid=0&amp;pageSize=25</text:p>
          </table:table-cell>
          <table:table-cell office:value-type="float" office:value="7447709330" calcext:value-type="float">
            <text:p>7447709330</text:p>
          </table:table-cell>
          <table:table-cell office:value-type="string" calcext:value-type="string">
            <text:p>Wurth</text:p>
          </table:table-cell>
        </table:table-row>
        <table:table-row table:style-name="ro1">
          <table:table-cell office:value-type="string" calcext:value-type="string">
            <text:p>L5 L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ohm 100Mhz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digikey.com/product-detail/en/taiyo-yuden/BKP2125HS600-T/587-1932-1-ND/1465402</text:p>
          </table:table-cell>
          <table:table-cell office:value-type="string" calcext:value-type="string">
            <text:p>BKP2125HS600-T</text:p>
          </table:table-cell>
          <table:table-cell/>
        </table:table-row>
        <table:table-row table:style-name="ro1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NixieSupply5vto160vDCMBoost_socket:USB_Micro-B_Wurth_3A_Non-OVAL-Drill</text:p>
          </table:table-cell>
          <table:table-cell office:value-type="string" calcext:value-type="string">
            <text:p>https://www.digikey.com/product-detail/en/wurth-electronics-inc/629105150521/732-5960-1-ND/5047555</text:p>
          </table:table-cell>
          <table:table-cell office:value-type="float" office:value="629105150521" calcext:value-type="float">
            <text:p>629105150521</text:p>
          </table:table-cell>
          <table:table-cell office:value-type="string" calcext:value-type="string">
            <text:p>Wurth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S2672CT</text:p>
          </table:table-cell>
          <table:table-cell office:value-type="string" calcext:value-type="string">
            <text:p>etaclock:SOIC-8-N</text:p>
          </table:table-cell>
          <table:table-cell office:value-type="string" calcext:value-type="string">
            <text:p>https://www.digikey.com/product-detail/en/on-semiconductor/FDS2672/FDS2672CT-ND/1217902</text:p>
          </table:table-cell>
          <table:table-cell office:value-type="string" calcext:value-type="string">
            <text:p>FDS2672CT-ND</text:p>
          </table:table-cell>
          <table:table-cell office:value-type="string" calcext:value-type="string">
            <text:p>On-Semi</text:p>
          </table:table-cell>
        </table:table-row>
        <table:table-row table:style-name="ro1">
          <table:table-cell office:value-type="string" calcext:value-type="string">
            <text:p>Q2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A4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digikey.com/product-detail/en/micro-commercial-co/MMBTA42-TP/MMBTA42TPMSCT-ND/717401</text:p>
          </table:table-cell>
          <table:table-cell office:value-type="string" calcext:value-type="string">
            <text:p>MMBTA42</text:p>
          </table:table-cell>
          <table:table-cell/>
        </table:table-row>
        <table:table-row table:style-name="ro1">
          <table:table-cell office:value-type="string" calcext:value-type="string">
            <text:p>R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 1/2W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digikey.com/product-detail/en/panasonic-electronic-components/ERJ-6DSFR10V/P19308CT-ND/6004663</text:p>
          </table:table-cell>
          <table:table-cell office:value-type="string" calcext:value-type="string">
            <text:p>ERJ-6DSFR10V</text:p>
          </table:table-cell>
          <table:table-cell office:value-type="string" calcext:value-type="string">
            <text:p>Panasonic</text:p>
          </table:table-cell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2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digikey.com/short/t85fjzmz</text:p>
          </table:table-cell>
          <table:table-cell office:value-type="string" calcext:value-type="string">
            <text:p>RC0805FR-074K12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4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digikey.com/short/2hqfm3bm</text:p>
          </table:table-cell>
          <table:table-cell office:value-type="string" calcext:value-type="string">
            <text:p>RC0805FR-07634K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 office:value-type="string" calcext:value-type="string">
            <text:p>R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68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digikey.com/short/rv4d2w71</text:p>
          </table:table-cell>
          <table:table-cell office:value-type="string" calcext:value-type="string">
            <text:p>RC0805FR-077K68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4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digikey.com/short/tnrw9ntp</text:p>
          </table:table-cell>
          <table:table-cell office:value-type="string" calcext:value-type="string">
            <text:p>RC0805FR-0760K4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.U.</text:p>
          </table:table-cell>
          <table:table-cell office:value-type="string" calcext:value-type="string">
            <text:p>Resistors_SMD:R_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Ohm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digikey.com/short/4r0qnbv9</text:p>
          </table:table-cell>
          <table:table-cell office:value-type="string" calcext:value-type="string">
            <text:p>RC0805FR-070R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digikey.com/short/795bprhd</text:p>
          </table:table-cell>
          <table:table-cell office:value-type="string" calcext:value-type="string">
            <text:p>RC0805FR-072K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 office:value-type="string" calcext:value-type="string">
            <text:p>R8 R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digikey.com/short/zhfh52p4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 office:value-type="string" calcext:value-type="string">
            <text:p>R9 R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digikey.com/short/qzj2m8ht</text:p>
          </table:table-cell>
          <table:table-cell office:value-type="string" calcext:value-type="string">
            <text:p>RC0805FR-07100K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C3803</text:p>
          </table:table-cell>
          <table:table-cell office:value-type="string" calcext:value-type="string">
            <text:p>NixieSupply5vto160vDCMBoost_socket:SOIC-8-N</text:p>
          </table:table-cell>
          <table:table-cell office:value-type="string" calcext:value-type="string">
            <text:p>https://www.digikey.com/short/nw0qc0m8</text:p>
          </table:table-cell>
          <table:table-cell office:value-type="string" calcext:value-type="string">
            <text:p>UCC3803DTR</text:p>
          </table:table-cell>
          <table:table-cell office:value-type="string" calcext:value-type="string">
            <text:p>T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5T08:06:48.905144473</dc:date>
    <meta:editing-duration>PT34S</meta:editing-duration>
    <meta:editing-cycles>1</meta:editing-cycles>
    <meta:document-statistic meta:table-count="1" meta:cell-count="219" meta:object-count="0"/>
    <meta:generator>LibreOffice/6.4.5.2$Linux_X86_64 LibreOffice_project/40$Build-2</meta:generator>
  </office:meta>
</office:document-meta>
</file>